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fixed, monospace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serif" fo:font-size="13.5pt" fo:letter-spacing="normal" fo:font-style="normal" fo:font-weight="normal"/>
    </style:style>
    <style:style style:name="T3" style:family="text">
      <style:text-properties fo:font-variant="normal" fo:text-transform="none" style:font-name="serif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5" style:family="text">
      <style:text-properties fo:font-variant="normal" fo:text-transform="none" fo:font-size="13.5pt" fo:letter-spacing="normal" fo:font-style="normal" fo:font-weight="normal"/>
    </style:style>
    <style:style style:name="T6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: Rivenditore auto usate</text:p>
      <text:p text:style-name="P2"/>
      <text:p text:style-name="P1">Tabella: Auto Usate</text:p>
      <text:p text:style-name="P2"/>
      <text:p text:style-name="P1">Campi<text:tab/><text:tab/>Tipo di dato-ATTRIBUTI</text:p>
      <text:p text:style-name="Standard"/>
      <text:p text:style-name="P3">ID<text:tab/><text:tab/><text:tab/><text:span text:style-name="T1">numero - INT (BYGINT per progetti grandi) – PRIMARY <text:tab/><text:tab/><text:tab/><text:tab/>KEY(AI – UNIQUE è sottointeso)</text:span></text:p>
      <text:p text:style-name="P3"><text:span text:style-name="T1"/></text:p>
      <text:p text:style-name="P3">Marca<text:tab/><text:tab/>stringa - <text:span text:style-name="T1">varchar(30)</text:span> <text:s/>- NOT NULL</text:p>
      <text:p text:style-name="P3"/>
      <text:p text:style-name="P3">Modello<text:tab/><text:tab/>stringa - <text:span text:style-name="T1">varchar(40)</text:span> - NOT NULL</text:p>
      <text:p text:style-name="P3"/>
      <text:p text:style-name="P3">Paese<text:tab/><text:tab/><text:tab/>stringa - <text:span text:style-name="T1">varchar(30)</text:span> </text:p>
      <text:p text:style-name="P3"/>
      <text:p text:style-name="P3">Prezzo acquisto<text:tab/>numero - FLOAT(7,2) (max 99.999,99)</text:p>
      <text:p text:style-name="P3"/>
      <text:p text:style-name="P3">Prezzo vendita<text:tab/>numero - FLOAT(7,2) (max 99.999,99) - NOT NULL</text:p>
      <text:p text:style-name="P3"/>
      <text:p text:style-name="P3">Anno<text:tab/><text:tab/><text:tab/>date – DATE - NOT NULL</text:p>
      <text:p text:style-name="P3"><text:line-break/>Km<text:tab/><text:tab/><text:tab/>numero – MEDIUMINT - NOT NULL</text:p>
      <text:p text:style-name="P3"/>
      <text:p text:style-name="P3">Carburante<text:tab/><text:tab/>stringa - <text:span text:style-name="T1">varchar(15)</text:span> <text:s/>- NOT NULL</text:p>
      <text:p text:style-name="P3"/>
      <text:p text:style-name="P3">Potenza<text:tab/><text:tab/>numero – SMALLINT - NOT NULL</text:p>
      <text:p text:style-name="P3"/>
      <text:p text:style-name="P3">Neopatentati<text:tab/>Booleano - <text:span text:style-name="T1">TINYINT</text:span> <text:s/>- DEFAULT (0)</text:p>
      <text:p text:style-name="P3"/>
      <text:p text:style-name="P3">Cambio (tipo)<text:tab/>stringa - <text:span text:style-name="T1">varchar(15)</text:span></text:p>
      <text:p text:style-name="P3"/>
      <text:p text:style-name="P3">Porte<text:tab/><text:tab/><text:tab/>numero - TINYINT</text:p>
      <text:p text:style-name="P3"/>
      <text:p text:style-name="P3">Posti<text:tab/><text:tab/><text:tab/>numero - TINYINT</text:p>
      <text:p text:style-name="P3"/>
      <text:p text:style-name="P3">Colore<text:tab/><text:tab/>stringa - <text:span text:style-name="T1">varchar(20)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fixed, monospace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3T16:27:31.01</meta:creation-date>
    <dc:date>2021-03-03T18:04:02.22</dc:date>
    <meta:editing-duration>PT34M18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18" meta:word-count="113" meta:character-count="698"/>
  </office:meta>
</office:document-meta>
</file>